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Times" officeooo:rsid="000a2d5b" officeooo:paragraph-rsid="000a2d5b"/>
    </style:style>
    <style:style style:name="P2" style:family="paragraph" style:parent-style-name="Standard">
      <style:text-properties style:font-name="Times" officeooo:rsid="000a2d5b" officeooo:paragraph-rsid="000c0954"/>
    </style:style>
    <style:style style:name="P3" style:family="paragraph" style:parent-style-name="Standard">
      <style:text-properties style:font-name="Times" officeooo:rsid="001f918e" officeooo:paragraph-rsid="001f918e"/>
    </style:style>
    <style:style style:name="P4" style:family="paragraph" style:parent-style-name="Standard">
      <style:text-properties style:font-name="Times" officeooo:rsid="002004b3" officeooo:paragraph-rsid="002004b3"/>
    </style:style>
    <style:style style:name="P5" style:family="paragraph" style:parent-style-name="Standard">
      <style:text-properties style:font-name="Times" officeooo:rsid="002042a3" officeooo:paragraph-rsid="002042a3"/>
    </style:style>
    <style:style style:name="P6" style:family="paragraph" style:parent-style-name="Standard">
      <style:text-properties style:font-name="Times" officeooo:rsid="002042a3" officeooo:paragraph-rsid="0022e3dd"/>
    </style:style>
    <style:style style:name="P7" style:family="paragraph" style:parent-style-name="Standard">
      <style:text-properties style:font-name="Times" officeooo:rsid="002434ee" officeooo:paragraph-rsid="002434ee"/>
    </style:style>
    <style:style style:name="P8" style:family="paragraph" style:parent-style-name="Standard">
      <style:text-properties style:font-name="Times" officeooo:rsid="00260e3c" officeooo:paragraph-rsid="002042a3"/>
    </style:style>
    <style:style style:name="P9" style:family="paragraph" style:parent-style-name="Standard">
      <style:text-properties style:font-name="Times" officeooo:rsid="00260e3c" officeooo:paragraph-rsid="00260e3c"/>
    </style:style>
    <style:style style:name="P10" style:family="paragraph" style:parent-style-name="Standard">
      <style:text-properties style:font-name="Times" officeooo:rsid="0027502c" officeooo:paragraph-rsid="0027502c"/>
    </style:style>
    <style:style style:name="P11" style:family="paragraph" style:parent-style-name="Standard">
      <style:text-properties style:font-name="Times" officeooo:rsid="002cb06f" officeooo:paragraph-rsid="0037d0c0"/>
    </style:style>
    <style:style style:name="P12" style:family="paragraph" style:parent-style-name="Standard">
      <style:text-properties style:font-name="Times" officeooo:rsid="002de393" officeooo:paragraph-rsid="002de393"/>
    </style:style>
    <style:style style:name="P13" style:family="paragraph" style:parent-style-name="Standard">
      <style:text-properties style:font-name="Times" officeooo:rsid="0030c657" officeooo:paragraph-rsid="0030c657"/>
    </style:style>
    <style:style style:name="P14" style:family="paragraph" style:parent-style-name="Standard">
      <style:text-properties style:font-name="Times" officeooo:rsid="0033ba31" officeooo:paragraph-rsid="0033ba31"/>
    </style:style>
    <style:style style:name="P15" style:family="paragraph" style:parent-style-name="Standard">
      <style:text-properties style:font-name="Times" officeooo:rsid="0035438b" officeooo:paragraph-rsid="0035438b"/>
    </style:style>
    <style:style style:name="P16" style:family="paragraph" style:parent-style-name="Standard">
      <style:text-properties style:font-name="Times" officeooo:rsid="0037063a" officeooo:paragraph-rsid="0037063a"/>
    </style:style>
    <style:style style:name="P17" style:family="paragraph" style:parent-style-name="Standard">
      <style:text-properties style:font-name="Times" officeooo:rsid="0038a2a5" officeooo:paragraph-rsid="0038a2a5"/>
    </style:style>
    <style:style style:name="P18" style:family="paragraph" style:parent-style-name="Standard">
      <style:text-properties style:font-name="Times" officeooo:rsid="003a9488" officeooo:paragraph-rsid="003a9488"/>
    </style:style>
    <style:style style:name="P19" style:family="paragraph" style:parent-style-name="Standard">
      <style:text-properties style:font-name="Times" officeooo:rsid="003ae23f" officeooo:paragraph-rsid="002042a3"/>
    </style:style>
    <style:style style:name="P20" style:family="paragraph" style:parent-style-name="Standard">
      <style:text-properties style:font-name="Times" officeooo:rsid="003ccde7" officeooo:paragraph-rsid="003ccde7"/>
    </style:style>
    <style:style style:name="P21" style:family="paragraph" style:parent-style-name="Standard">
      <style:text-properties style:font-name="Times" officeooo:rsid="003f4aa9" officeooo:paragraph-rsid="003f4aa9"/>
    </style:style>
    <style:style style:name="P22" style:family="paragraph" style:parent-style-name="Standard">
      <style:text-properties style:font-name="Times" officeooo:rsid="003f8353" officeooo:paragraph-rsid="00432f69"/>
    </style:style>
    <style:style style:name="P23" style:family="paragraph" style:parent-style-name="Standard">
      <style:text-properties style:font-name="Times" officeooo:rsid="003fa0e5" officeooo:paragraph-rsid="003fa0e5"/>
    </style:style>
    <style:style style:name="P24" style:family="paragraph" style:parent-style-name="Standard">
      <style:text-properties style:font-name="Times" officeooo:rsid="0043d2e2" officeooo:paragraph-rsid="0043d2e2"/>
    </style:style>
    <style:style style:name="P25" style:family="paragraph" style:parent-style-name="Standard">
      <style:text-properties style:font-name="Times" officeooo:rsid="0048da25" officeooo:paragraph-rsid="0048da25"/>
    </style:style>
    <style:style style:name="P26" style:family="paragraph" style:parent-style-name="Standard">
      <style:text-properties style:font-name="Times" officeooo:rsid="00493ac3" officeooo:paragraph-rsid="00493ac3"/>
    </style:style>
    <style:style style:name="P27" style:family="paragraph" style:parent-style-name="Standard">
      <style:text-properties style:font-name="Times" officeooo:rsid="004d29f9" officeooo:paragraph-rsid="000a2d5b"/>
    </style:style>
    <style:style style:name="P28" style:family="paragraph" style:parent-style-name="Standard">
      <style:text-properties style:font-name="Times" officeooo:rsid="004feeac" officeooo:paragraph-rsid="004feeac"/>
    </style:style>
    <style:style style:name="P29" style:family="paragraph" style:parent-style-name="Standard">
      <style:text-properties style:font-name="Times" officeooo:rsid="0052c8be" officeooo:paragraph-rsid="0052c8be"/>
    </style:style>
    <style:style style:name="P30" style:family="paragraph" style:parent-style-name="Standard">
      <style:text-properties style:font-name="Times" officeooo:rsid="00547f43" officeooo:paragraph-rsid="0056f380"/>
    </style:style>
    <style:style style:name="P31" style:family="paragraph" style:parent-style-name="Standard">
      <style:text-properties style:font-name="Times" officeooo:rsid="0056f380" officeooo:paragraph-rsid="0056f380"/>
    </style:style>
    <style:style style:name="P32" style:family="paragraph" style:parent-style-name="Standard">
      <style:text-properties style:font-name="Times" officeooo:rsid="0058da2c" officeooo:paragraph-rsid="0058da2c"/>
    </style:style>
    <style:style style:name="P33" style:family="paragraph" style:parent-style-name="Standard">
      <style:text-properties style:font-name="Times" officeooo:rsid="005a15c5" officeooo:paragraph-rsid="005a15c5"/>
    </style:style>
    <style:style style:name="P34" style:family="paragraph" style:parent-style-name="Standard">
      <style:text-properties style:font-name="Times" officeooo:rsid="005a73bd" officeooo:paragraph-rsid="005a73bd"/>
    </style:style>
    <style:style style:name="P35" style:family="paragraph" style:parent-style-name="Standard">
      <style:text-properties style:font-name="Times" officeooo:rsid="005c3cdf" officeooo:paragraph-rsid="005a73bd"/>
    </style:style>
    <style:style style:name="P36" style:family="paragraph" style:parent-style-name="Standard">
      <style:text-properties style:font-name="Times" officeooo:rsid="005cf984" officeooo:paragraph-rsid="005cf984"/>
    </style:style>
    <style:style style:name="P37" style:family="paragraph" style:parent-style-name="Standard">
      <style:text-properties style:font-name="Times" officeooo:rsid="005ea0e6" officeooo:paragraph-rsid="005ea0e6"/>
    </style:style>
    <style:style style:name="P38" style:family="paragraph" style:parent-style-name="Standard">
      <style:text-properties style:font-name="Times" officeooo:rsid="005ea0e6" officeooo:paragraph-rsid="00601257"/>
    </style:style>
    <style:style style:name="P39" style:family="paragraph" style:parent-style-name="Standard">
      <style:text-properties style:font-name="Times" officeooo:rsid="0060d5a7" officeooo:paragraph-rsid="0060d5a7"/>
    </style:style>
    <style:style style:name="P40" style:family="paragraph" style:parent-style-name="Standard">
      <style:text-properties style:font-name="Times" officeooo:rsid="0062396f" officeooo:paragraph-rsid="0062396f"/>
    </style:style>
    <style:style style:name="P41" style:family="paragraph" style:parent-style-name="Standard">
      <style:text-properties style:font-name="Times" officeooo:rsid="0065d8ab" officeooo:paragraph-rsid="0065d8ab"/>
    </style:style>
    <style:style style:name="P42" style:family="paragraph" style:parent-style-name="Standard">
      <style:text-properties style:font-name="Times" officeooo:rsid="006865b1" officeooo:paragraph-rsid="006865b1"/>
    </style:style>
    <style:style style:name="P43" style:family="paragraph" style:parent-style-name="Standard">
      <style:text-properties style:font-name="Times" officeooo:rsid="006d552c" officeooo:paragraph-rsid="006d552c"/>
    </style:style>
    <style:style style:name="P44" style:family="paragraph" style:parent-style-name="Standard">
      <style:text-properties style:font-name="Times" officeooo:rsid="006e3004" officeooo:paragraph-rsid="006e3004"/>
    </style:style>
    <style:style style:name="P45" style:family="paragraph" style:parent-style-name="Standard">
      <style:text-properties style:font-name="Times" officeooo:rsid="006fc466" officeooo:paragraph-rsid="006fc466"/>
    </style:style>
    <style:style style:name="P46" style:family="paragraph" style:parent-style-name="Standard">
      <style:text-properties style:font-name="Times" officeooo:rsid="00485449" officeooo:paragraph-rsid="00485449"/>
    </style:style>
    <style:style style:name="P47" style:family="paragraph" style:parent-style-name="Standard">
      <style:text-properties style:font-name="Times" officeooo:rsid="00601257" officeooo:paragraph-rsid="00601257"/>
    </style:style>
    <style:style style:name="P48" style:family="paragraph" style:parent-style-name="Standard">
      <style:text-properties style:font-name="Times" officeooo:rsid="00728f4f" officeooo:paragraph-rsid="00728f4f"/>
    </style:style>
    <style:style style:name="P49" style:family="paragraph" style:parent-style-name="Standard">
      <style:text-properties style:font-name="Times" officeooo:rsid="0074d748" officeooo:paragraph-rsid="0074d748"/>
    </style:style>
    <style:style style:name="P50" style:family="paragraph" style:parent-style-name="Standard">
      <style:text-properties style:font-name="Times" officeooo:rsid="0074d748" officeooo:paragraph-rsid="00752572"/>
    </style:style>
    <style:style style:name="P51" style:family="paragraph" style:parent-style-name="Standard">
      <style:text-properties style:font-name="Times" officeooo:rsid="0078c443" officeooo:paragraph-rsid="0078c443"/>
    </style:style>
    <style:style style:name="P52" style:family="paragraph" style:parent-style-name="Standard">
      <style:text-properties style:font-name="Times" officeooo:rsid="007b0769" officeooo:paragraph-rsid="007b0769"/>
    </style:style>
    <style:style style:name="P53" style:family="paragraph" style:parent-style-name="Standard">
      <style:text-properties style:font-name="Times" officeooo:rsid="007c9626" officeooo:paragraph-rsid="007c9626"/>
    </style:style>
    <style:style style:name="P54" style:family="paragraph" style:parent-style-name="Standard">
      <style:text-properties style:font-name="Times" officeooo:rsid="007d2b46" officeooo:paragraph-rsid="007d2b46"/>
    </style:style>
    <style:style style:name="P55" style:family="paragraph" style:parent-style-name="Standard">
      <style:text-properties style:font-name="Times" officeooo:rsid="007e8c76" officeooo:paragraph-rsid="007e8c76"/>
    </style:style>
    <style:style style:name="P56" style:family="paragraph" style:parent-style-name="Standard">
      <style:text-properties style:font-name="Times" officeooo:rsid="007f2a6c" officeooo:paragraph-rsid="007f2a6c"/>
    </style:style>
    <style:style style:name="P57" style:family="paragraph" style:parent-style-name="Standard">
      <style:text-properties style:font-name="Times" officeooo:rsid="0082c27e" officeooo:paragraph-rsid="0082c27e"/>
    </style:style>
    <style:style style:name="P58" style:family="paragraph" style:parent-style-name="Standard">
      <style:text-properties style:font-name="Times" officeooo:rsid="0087e622" officeooo:paragraph-rsid="0087e622"/>
    </style:style>
    <style:style style:name="P59" style:family="paragraph" style:parent-style-name="Standard">
      <style:text-properties style:font-name="Times" officeooo:rsid="008bf904" officeooo:paragraph-rsid="008bf904"/>
    </style:style>
    <style:style style:name="P60" style:family="paragraph" style:parent-style-name="Standard">
      <style:text-properties style:font-name="Times" officeooo:rsid="008bf904" officeooo:paragraph-rsid="008eac95"/>
    </style:style>
    <style:style style:name="P61" style:family="paragraph" style:parent-style-name="Standard">
      <style:text-properties style:font-name="Times" officeooo:rsid="008eac95" officeooo:paragraph-rsid="008eac95"/>
    </style:style>
    <style:style style:name="P62" style:family="paragraph" style:parent-style-name="Standard">
      <style:text-properties style:font-name="Times" officeooo:rsid="009004b6" officeooo:paragraph-rsid="009004b6"/>
    </style:style>
    <style:style style:name="P63" style:family="paragraph" style:parent-style-name="Standard">
      <style:text-properties style:font-name="Times" officeooo:rsid="0090a34a" officeooo:paragraph-rsid="0090a34a"/>
    </style:style>
    <style:style style:name="P64" style:family="paragraph" style:parent-style-name="Standard">
      <style:text-properties style:font-name="Times" officeooo:rsid="0090a34a" officeooo:paragraph-rsid="0091a1eb"/>
    </style:style>
    <style:style style:name="P65" style:family="paragraph" style:parent-style-name="Standard">
      <style:text-properties style:font-name="Times" officeooo:rsid="0091347c" officeooo:paragraph-rsid="0091a1eb"/>
    </style:style>
    <style:style style:name="P66" style:family="paragraph" style:parent-style-name="Standard">
      <style:text-properties style:font-name="Times" officeooo:rsid="00943f22" officeooo:paragraph-rsid="00943f22"/>
    </style:style>
    <style:style style:name="P67" style:family="paragraph" style:parent-style-name="Standard">
      <style:text-properties style:font-name="Times" officeooo:rsid="0095f864" officeooo:paragraph-rsid="0095f864"/>
    </style:style>
    <style:style style:name="P68" style:family="paragraph" style:parent-style-name="Standard">
      <style:text-properties style:font-name="Times" officeooo:rsid="0098428b" officeooo:paragraph-rsid="0098428b"/>
    </style:style>
    <style:style style:name="P69" style:family="paragraph" style:parent-style-name="Standard">
      <style:text-properties style:font-name="Times" officeooo:rsid="009b2592" officeooo:paragraph-rsid="009b2592"/>
    </style:style>
    <style:style style:name="P70" style:family="paragraph" style:parent-style-name="Standard">
      <style:text-properties style:font-name="Times" officeooo:rsid="009caa9e" officeooo:paragraph-rsid="009caa9e"/>
    </style:style>
    <style:style style:name="P71" style:family="paragraph" style:parent-style-name="Standard">
      <style:text-properties style:font-name="Times" officeooo:rsid="009d218c" officeooo:paragraph-rsid="009d218c"/>
    </style:style>
    <style:style style:name="P72" style:family="paragraph" style:parent-style-name="Standard">
      <style:text-properties style:font-name="Times" officeooo:rsid="009ebd6b" officeooo:paragraph-rsid="009ebd6b"/>
    </style:style>
    <style:style style:name="P73" style:family="paragraph" style:parent-style-name="Standard">
      <style:text-properties style:font-name="Times" officeooo:rsid="00a11bd7" officeooo:paragraph-rsid="00a11bd7"/>
    </style:style>
    <style:style style:name="P74" style:family="paragraph" style:parent-style-name="Standard">
      <style:text-properties style:font-name="Times" officeooo:rsid="00a17673" officeooo:paragraph-rsid="00a17673"/>
    </style:style>
    <style:style style:name="P75" style:family="paragraph" style:parent-style-name="Standard">
      <style:text-properties style:font-name="Times" officeooo:rsid="00a2a313" officeooo:paragraph-rsid="00a2a313"/>
    </style:style>
    <style:style style:name="P76" style:family="paragraph" style:parent-style-name="Standard">
      <style:text-properties style:font-name="Times" officeooo:rsid="00a63503" officeooo:paragraph-rsid="00a63503"/>
    </style:style>
    <style:style style:name="P77" style:family="paragraph" style:parent-style-name="Standard">
      <style:text-properties style:font-name="Times" officeooo:rsid="00a675b8" officeooo:paragraph-rsid="00a675b8"/>
    </style:style>
    <style:style style:name="P78" style:family="paragraph" style:parent-style-name="Standard">
      <style:text-properties style:font-name="Times" officeooo:rsid="00a83209" officeooo:paragraph-rsid="00a83209"/>
    </style:style>
    <style:style style:name="P79" style:family="paragraph" style:parent-style-name="Standard">
      <style:text-properties style:font-name="Times" officeooo:rsid="00a88b14" officeooo:paragraph-rsid="00a88b14"/>
    </style:style>
    <style:style style:name="P80" style:family="paragraph" style:parent-style-name="Standard">
      <style:text-properties style:font-name="Times" officeooo:rsid="00a9e0ae" officeooo:paragraph-rsid="00a9e0ae"/>
    </style:style>
    <style:style style:name="P81" style:family="paragraph" style:parent-style-name="Standard">
      <style:text-properties style:font-name="Times" officeooo:rsid="00aa517d" officeooo:paragraph-rsid="00aa517d"/>
    </style:style>
    <style:style style:name="P82" style:family="paragraph" style:parent-style-name="Standard">
      <style:text-properties style:font-name="Times" officeooo:rsid="00ae3c1e" officeooo:paragraph-rsid="00ae3c1e"/>
    </style:style>
    <style:style style:name="P83" style:family="paragraph" style:parent-style-name="Standard">
      <style:text-properties style:font-name="Times" officeooo:rsid="00aeb556" officeooo:paragraph-rsid="00aeb556"/>
    </style:style>
    <style:style style:name="P84" style:family="paragraph" style:parent-style-name="Standard">
      <style:text-properties style:font-name="Times" officeooo:rsid="00b01d44" officeooo:paragraph-rsid="00b01d44"/>
    </style:style>
    <style:style style:name="P85" style:family="paragraph" style:parent-style-name="Standard">
      <style:text-properties style:font-name="Times" officeooo:rsid="00b3718f" officeooo:paragraph-rsid="00b3718f"/>
    </style:style>
    <style:style style:name="P86" style:family="paragraph" style:parent-style-name="Standard">
      <style:text-properties style:font-name="Times" officeooo:rsid="00b44f22" officeooo:paragraph-rsid="00b44f22"/>
    </style:style>
    <style:style style:name="P87" style:family="paragraph" style:parent-style-name="Standard">
      <style:text-properties style:font-name="Times" officeooo:rsid="00b7dd69" officeooo:paragraph-rsid="00b7dd69"/>
    </style:style>
    <style:style style:name="P88" style:family="paragraph" style:parent-style-name="Standard">
      <style:text-properties style:font-name="Times" officeooo:rsid="00b85d52" officeooo:paragraph-rsid="00b85d52"/>
    </style:style>
    <style:style style:name="P89" style:family="paragraph" style:parent-style-name="Standard">
      <style:text-properties style:font-name="Times" officeooo:rsid="00b97b6f" officeooo:paragraph-rsid="00b97b6f"/>
    </style:style>
    <style:style style:name="P90" style:family="paragraph" style:parent-style-name="Standard">
      <style:text-properties style:font-name="Times" officeooo:rsid="00bb20c7" officeooo:paragraph-rsid="00bb20c7"/>
    </style:style>
    <style:style style:name="P91" style:family="paragraph" style:parent-style-name="Standard">
      <style:text-properties style:font-name="Times" officeooo:rsid="00bc40e3" officeooo:paragraph-rsid="00bc40e3"/>
    </style:style>
    <style:style style:name="P92" style:family="paragraph" style:parent-style-name="Standard">
      <style:text-properties style:font-name="Times" officeooo:rsid="00bee0ea" officeooo:paragraph-rsid="00bee0ea"/>
    </style:style>
    <style:style style:name="P93" style:family="paragraph" style:parent-style-name="Standard">
      <style:text-properties style:font-name="Times" officeooo:rsid="00c1dbf0" officeooo:paragraph-rsid="00c1dbf0"/>
    </style:style>
    <style:style style:name="P94" style:family="paragraph" style:parent-style-name="Standard">
      <style:text-properties style:font-name="Times" officeooo:rsid="00c4285a" officeooo:paragraph-rsid="00c4285a"/>
    </style:style>
    <style:style style:name="P95" style:family="paragraph" style:parent-style-name="Standard">
      <style:text-properties fo:color="#666666" style:font-name="Times" officeooo:rsid="000a2d5b" officeooo:paragraph-rsid="000a2d5b"/>
    </style:style>
    <style:style style:name="P96" style:family="paragraph" style:parent-style-name="Standard">
      <style:text-properties fo:color="#800000" style:font-name="Times" officeooo:rsid="000a2d5b" officeooo:paragraph-rsid="00110899"/>
    </style:style>
    <style:style style:name="P97" style:family="paragraph" style:parent-style-name="Standard">
      <style:text-properties fo:color="#000000" style:font-name="Times" officeooo:rsid="000a2d5b" officeooo:paragraph-rsid="000a2d5b"/>
    </style:style>
    <style:style style:name="P98" style:family="paragraph" style:parent-style-name="Standard">
      <style:text-properties fo:color="#000000" style:font-name="Times" officeooo:rsid="000d9b9b" officeooo:paragraph-rsid="000d9b9b"/>
    </style:style>
    <style:style style:name="P99" style:family="paragraph" style:parent-style-name="Standard">
      <style:text-properties fo:color="#000000" style:font-name="Times" officeooo:rsid="000d9b9b" officeooo:paragraph-rsid="00110899"/>
    </style:style>
    <style:style style:name="P100" style:family="paragraph" style:parent-style-name="Standard">
      <style:text-properties fo:color="#000000" style:font-name="Times" officeooo:rsid="0014e0da" officeooo:paragraph-rsid="0014e0da"/>
    </style:style>
    <style:style style:name="P101" style:family="paragraph" style:parent-style-name="Standard">
      <style:text-properties fo:color="#000000" style:font-name="Times" officeooo:rsid="0015eb7d" officeooo:paragraph-rsid="0015eb7d"/>
    </style:style>
    <style:style style:name="P102" style:family="paragraph" style:parent-style-name="Standard">
      <style:paragraph-properties fo:padding="0.0291in" fo:border-left="none" fo:border-right="none" fo:border-top="none" fo:border-bottom="0.06pt solid #000000" style:join-border="false"/>
      <style:text-properties style:font-name="Times" officeooo:rsid="001da2fc" officeooo:paragraph-rsid="001da2fc"/>
    </style:style>
    <style:style style:name="P103" style:family="paragraph" style:parent-style-name="Standard">
      <style:paragraph-properties fo:padding="0.0291in" fo:border-left="none" fo:border-right="none" fo:border-top="none" fo:border-bottom="0.06pt solid #000000" style:join-border="false"/>
      <style:text-properties style:font-name="Times" officeooo:rsid="000a2d5b" officeooo:paragraph-rsid="000a2d5b"/>
    </style:style>
    <style:style style:name="P104" style:family="paragraph" style:parent-style-name="Standard">
      <style:text-properties style:font-name="Times" officeooo:rsid="000a2d5b" officeooo:paragraph-rsid="000a2d5b"/>
    </style:style>
    <style:style style:name="P105" style:family="paragraph" style:parent-style-name="Standard">
      <style:text-properties style:font-name="Times" officeooo:rsid="00c83166" officeooo:paragraph-rsid="00c83166"/>
    </style:style>
    <style:style style:name="P106" style:family="paragraph" style:parent-style-name="Standard">
      <style:text-properties style:font-name="Times" officeooo:rsid="00c8cec2" officeooo:paragraph-rsid="00c8cec2"/>
    </style:style>
    <style:style style:name="P107" style:family="paragraph" style:parent-style-name="Standard">
      <style:text-properties style:font-name="Times" officeooo:rsid="00cb684e" officeooo:paragraph-rsid="00cb684e"/>
    </style:style>
    <style:style style:name="P108" style:family="paragraph" style:parent-style-name="Standard">
      <style:text-properties style:font-name="Times" officeooo:rsid="00ccc5ec" officeooo:paragraph-rsid="00cb684e"/>
    </style:style>
    <style:style style:name="P109" style:family="paragraph" style:parent-style-name="Standard">
      <style:text-properties style:font-name="Times" officeooo:rsid="00ce6d93" officeooo:paragraph-rsid="00ce6d93"/>
    </style:style>
    <style:style style:name="P110" style:family="paragraph" style:parent-style-name="Standard">
      <style:text-properties style:font-name="Times" officeooo:rsid="00ce79ab" officeooo:paragraph-rsid="00ce79ab"/>
    </style:style>
    <style:style style:name="P111" style:family="paragraph" style:parent-style-name="Standard">
      <style:text-properties style:font-name="Times" officeooo:rsid="00cf6685" officeooo:paragraph-rsid="00cf6685"/>
    </style:style>
    <style:style style:name="P112" style:family="paragraph" style:parent-style-name="Standard">
      <style:text-properties style:font-name="Times" officeooo:rsid="00d0dcaa" officeooo:paragraph-rsid="00d0dcaa"/>
    </style:style>
    <style:style style:name="P113" style:family="paragraph" style:parent-style-name="Standard">
      <style:text-properties style:font-name="Times" officeooo:rsid="00d412e3" officeooo:paragraph-rsid="00d412e3"/>
    </style:style>
    <style:style style:name="P114" style:family="paragraph" style:parent-style-name="Standard">
      <style:text-properties style:font-name="Times" officeooo:rsid="00d53d93" officeooo:paragraph-rsid="00d53d93"/>
    </style:style>
    <style:style style:name="P115" style:family="paragraph" style:parent-style-name="Standard">
      <style:text-properties style:font-name="Times" officeooo:rsid="00d85bcb" officeooo:paragraph-rsid="00d85bcb"/>
    </style:style>
    <style:style style:name="P116" style:family="paragraph" style:parent-style-name="Standard">
      <style:text-properties style:font-name="Times" officeooo:rsid="00daaaf1" officeooo:paragraph-rsid="00daaaf1"/>
    </style:style>
    <style:style style:name="P117" style:family="paragraph" style:parent-style-name="Standard">
      <style:text-properties style:font-name="Times" officeooo:rsid="00dcfd48" officeooo:paragraph-rsid="00dcfd48"/>
    </style:style>
    <style:style style:name="P118" style:family="paragraph" style:parent-style-name="Standard">
      <style:text-properties style:font-name="Times" officeooo:rsid="00dcffd6" officeooo:paragraph-rsid="00dcffd6"/>
    </style:style>
    <style:style style:name="P119" style:family="paragraph" style:parent-style-name="Standard">
      <style:text-properties style:font-name="Times" officeooo:rsid="00e19e7e" officeooo:paragraph-rsid="00e19e7e"/>
    </style:style>
    <style:style style:name="P120" style:family="paragraph" style:parent-style-name="Standard">
      <style:text-properties style:font-name="Times" officeooo:rsid="00e54701" officeooo:paragraph-rsid="00e54701"/>
    </style:style>
    <style:style style:name="P121" style:family="paragraph" style:parent-style-name="Standard">
      <style:text-properties style:font-name="Times" officeooo:rsid="00e7308e" officeooo:paragraph-rsid="00e7308e"/>
    </style:style>
    <style:style style:name="T1" style:family="text">
      <style:text-properties fo:color="#800000"/>
    </style:style>
    <style:style style:name="T2" style:family="text">
      <style:text-properties fo:color="#800000" officeooo:rsid="000d2c91"/>
    </style:style>
    <style:style style:name="T3" style:family="text">
      <style:text-properties officeooo:rsid="000d2c91"/>
    </style:style>
    <style:style style:name="T4" style:family="text">
      <style:text-properties fo:background-color="#ffff00" loext:char-shading-value="0"/>
    </style:style>
    <style:style style:name="T5" style:family="text">
      <style:text-properties officeooo:rsid="00234908" fo:background-color="#ffff00" loext:char-shading-value="0"/>
    </style:style>
    <style:style style:name="T6" style:family="text">
      <style:text-properties officeooo:rsid="000f33c1"/>
    </style:style>
    <style:style style:name="T7" style:family="text">
      <style:text-properties officeooo:rsid="00110899"/>
    </style:style>
    <style:style style:name="T8" style:family="text">
      <style:text-properties officeooo:rsid="0011b85b"/>
    </style:style>
    <style:style style:name="T9" style:family="text">
      <style:text-properties officeooo:rsid="00129201"/>
    </style:style>
    <style:style style:name="T10" style:family="text">
      <style:text-properties officeooo:rsid="0013e5f8"/>
    </style:style>
    <style:style style:name="T11" style:family="text">
      <style:text-properties officeooo:rsid="00171f57"/>
    </style:style>
    <style:style style:name="T12" style:family="text">
      <style:text-properties officeooo:rsid="001ae4d1"/>
    </style:style>
    <style:style style:name="T13" style:family="text">
      <style:text-properties officeooo:rsid="002004b3"/>
    </style:style>
    <style:style style:name="T14" style:family="text">
      <style:text-properties officeooo:rsid="00224050"/>
    </style:style>
    <style:style style:name="T15" style:family="text">
      <style:text-properties officeooo:rsid="0022c946"/>
    </style:style>
    <style:style style:name="T16" style:family="text">
      <style:text-properties officeooo:rsid="00234908"/>
    </style:style>
    <style:style style:name="T17" style:family="text">
      <style:text-properties officeooo:rsid="002434ee"/>
    </style:style>
    <style:style style:name="T18" style:family="text">
      <style:text-properties officeooo:rsid="00260e3c"/>
    </style:style>
    <style:style style:name="T19" style:family="text">
      <style:text-properties officeooo:rsid="0027502c"/>
    </style:style>
    <style:style style:name="T20" style:family="text">
      <style:text-properties style:text-underline-style="solid" style:text-underline-width="auto" style:text-underline-color="font-color" officeooo:rsid="00171f57"/>
    </style:style>
    <style:style style:name="T21" style:family="text">
      <style:text-properties officeooo:rsid="002942ab"/>
    </style:style>
    <style:style style:name="T22" style:family="text">
      <style:text-properties officeooo:rsid="002ac9d3"/>
    </style:style>
    <style:style style:name="T23" style:family="text">
      <style:text-properties officeooo:rsid="002ecbd2"/>
    </style:style>
    <style:style style:name="T24" style:family="text">
      <style:text-properties officeooo:rsid="0032ae34"/>
    </style:style>
    <style:style style:name="T25" style:family="text">
      <style:text-properties officeooo:rsid="0037063a"/>
    </style:style>
    <style:style style:name="T26" style:family="text">
      <style:text-properties fo:color="#ff420e" officeooo:rsid="0032ae34"/>
    </style:style>
    <style:style style:name="T27" style:family="text">
      <style:text-properties officeooo:rsid="003a9488"/>
    </style:style>
    <style:style style:name="T28" style:family="text">
      <style:text-properties officeooo:rsid="003ccde7"/>
    </style:style>
    <style:style style:name="T29" style:family="text">
      <style:text-properties officeooo:rsid="003ec76b"/>
    </style:style>
    <style:style style:name="T30" style:family="text">
      <style:text-properties officeooo:rsid="004150d5"/>
    </style:style>
    <style:style style:name="T31" style:family="text">
      <style:text-properties officeooo:rsid="00432f69"/>
    </style:style>
    <style:style style:name="T32" style:family="text">
      <style:text-properties officeooo:rsid="0043ab35"/>
    </style:style>
    <style:style style:name="T33" style:family="text">
      <style:text-properties officeooo:rsid="0043d2e2"/>
    </style:style>
    <style:style style:name="T34" style:family="text">
      <style:text-properties officeooo:rsid="004421ab"/>
    </style:style>
    <style:style style:name="T35" style:family="text">
      <style:text-properties officeooo:rsid="00517366"/>
    </style:style>
    <style:style style:name="T36" style:family="text">
      <style:text-properties officeooo:rsid="00539111"/>
    </style:style>
    <style:style style:name="T37" style:family="text">
      <style:text-properties officeooo:rsid="0058da2c"/>
    </style:style>
    <style:style style:name="T38" style:family="text">
      <style:text-properties officeooo:rsid="005b88e7"/>
    </style:style>
    <style:style style:name="T39" style:family="text">
      <style:text-properties officeooo:rsid="005c3cdf"/>
    </style:style>
    <style:style style:name="T40" style:family="text">
      <style:text-properties officeooo:rsid="00601257"/>
    </style:style>
    <style:style style:name="T41" style:family="text">
      <style:text-properties officeooo:rsid="0060f627"/>
    </style:style>
    <style:style style:name="T42" style:family="text">
      <style:text-properties officeooo:rsid="00624389"/>
    </style:style>
    <style:style style:name="T43" style:family="text">
      <style:text-properties officeooo:rsid="0067d840"/>
    </style:style>
    <style:style style:name="T44" style:family="text">
      <style:text-properties officeooo:rsid="00693b43"/>
    </style:style>
    <style:style style:name="T45" style:family="text">
      <style:text-properties officeooo:rsid="006d552c"/>
    </style:style>
    <style:style style:name="T46" style:family="text">
      <style:text-properties officeooo:rsid="006fb5c4"/>
    </style:style>
    <style:style style:name="T47" style:family="text">
      <style:text-properties officeooo:rsid="00718ef5"/>
    </style:style>
    <style:style style:name="T48" style:family="text">
      <style:text-properties officeooo:rsid="0073caa8"/>
    </style:style>
    <style:style style:name="T49" style:family="text">
      <style:text-properties officeooo:rsid="00752572"/>
    </style:style>
    <style:style style:name="T50" style:family="text">
      <style:text-properties officeooo:rsid="007f2a6c"/>
    </style:style>
    <style:style style:name="T51" style:family="text">
      <style:text-properties officeooo:rsid="0080a52e"/>
    </style:style>
    <style:style style:name="T52" style:family="text">
      <style:text-properties officeooo:rsid="00827014"/>
    </style:style>
    <style:style style:name="T53" style:family="text">
      <style:text-properties officeooo:rsid="0085a06f"/>
    </style:style>
    <style:style style:name="T54" style:family="text">
      <style:text-properties officeooo:rsid="00888315"/>
    </style:style>
    <style:style style:name="T55" style:family="text">
      <style:text-properties officeooo:rsid="008d2a20"/>
    </style:style>
    <style:style style:name="T56" style:family="text">
      <style:text-properties officeooo:rsid="008eac95"/>
    </style:style>
    <style:style style:name="T57" style:family="text">
      <style:text-properties officeooo:rsid="0090a34a"/>
    </style:style>
    <style:style style:name="T58" style:family="text">
      <style:text-properties officeooo:rsid="00924b51"/>
    </style:style>
    <style:style style:name="T59" style:family="text">
      <style:text-properties officeooo:rsid="0094e720"/>
    </style:style>
    <style:style style:name="T60" style:family="text">
      <style:text-properties officeooo:rsid="0095f864"/>
    </style:style>
    <style:style style:name="T61" style:family="text">
      <style:text-properties officeooo:rsid="00964520"/>
    </style:style>
    <style:style style:name="T62" style:family="text">
      <style:text-properties officeooo:rsid="0099827d"/>
    </style:style>
    <style:style style:name="T63" style:family="text">
      <style:text-properties officeooo:rsid="009e5b5b"/>
    </style:style>
    <style:style style:name="T64" style:family="text">
      <style:text-properties officeooo:rsid="00a17673"/>
    </style:style>
    <style:style style:name="T65" style:family="text">
      <style:text-properties officeooo:rsid="00a43a44"/>
    </style:style>
    <style:style style:name="T66" style:family="text">
      <style:text-properties officeooo:rsid="00a83209"/>
    </style:style>
    <style:style style:name="T67" style:family="text">
      <style:text-properties officeooo:rsid="00a9e0ae"/>
    </style:style>
    <style:style style:name="T68" style:family="text">
      <style:text-properties officeooo:rsid="00ac4abc"/>
    </style:style>
    <style:style style:name="T69" style:family="text">
      <style:text-properties officeooo:rsid="00b09ece"/>
    </style:style>
    <style:style style:name="T70" style:family="text">
      <style:text-properties officeooo:rsid="00b1f643"/>
    </style:style>
    <style:style style:name="T71" style:family="text">
      <style:text-properties officeooo:rsid="00b420d0"/>
    </style:style>
    <style:style style:name="T72" style:family="text">
      <style:text-properties officeooo:rsid="00b72784"/>
    </style:style>
    <style:style style:name="T73" style:family="text">
      <style:text-properties officeooo:rsid="00b98333"/>
    </style:style>
    <style:style style:name="T74" style:family="text">
      <style:text-properties officeooo:rsid="00bc40e3"/>
    </style:style>
    <style:style style:name="T75" style:family="text">
      <style:text-properties officeooo:rsid="00bcf090"/>
    </style:style>
    <style:style style:name="T76" style:family="text">
      <style:text-properties officeooo:rsid="00c16c08"/>
    </style:style>
    <style:style style:name="T77" style:family="text">
      <style:text-properties officeooo:rsid="00c1dbf0"/>
    </style:style>
    <style:style style:name="T78" style:family="text">
      <style:text-properties officeooo:rsid="00c29c70"/>
    </style:style>
    <style:style style:name="T79" style:family="text">
      <style:text-properties officeooo:rsid="00c4dc95"/>
    </style:style>
    <style:style style:name="T80" style:family="text">
      <style:text-properties officeooo:rsid="00c8cec2"/>
    </style:style>
    <style:style style:name="T81" style:family="text">
      <style:text-properties officeooo:rsid="00ca261a"/>
    </style:style>
    <style:style style:name="T82" style:family="text">
      <style:text-properties officeooo:rsid="00cb684e"/>
    </style:style>
    <style:style style:name="T83" style:family="text">
      <style:text-properties officeooo:rsid="00cf6685"/>
    </style:style>
    <style:style style:name="T84" style:family="text">
      <style:text-properties officeooo:rsid="00d1312e"/>
    </style:style>
    <style:style style:name="T85" style:family="text">
      <style:text-properties officeooo:rsid="00d71907"/>
    </style:style>
    <style:style style:name="T86" style:family="text">
      <style:text-properties officeooo:rsid="00d8c2e0"/>
    </style:style>
    <style:style style:name="T87" style:family="text">
      <style:text-properties officeooo:rsid="00e1076c"/>
    </style:style>
    <style:style style:name="T88" style:family="text">
      <style:text-properties officeooo:rsid="00e382cf"/>
    </style:style>
    <style:style style:name="T89" style:family="text">
      <style:text-properties officeooo:rsid="00e68c9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scale for mass transfer:</text:p>
      <text:p text:style-name="P1">Should be the same as fluid because particle convection is dominant.</text:p>
      <text:p text:style-name="P1">Check if dominant:</text:p>
      <text:p text:style-name="P1"/>
      <text:p text:style-name="P1">Check BC of particle</text:p>
      <text:p text:style-name="P1"/>
      <text:p text:style-name="P1">01: contact line not pinning, start from 90 degrees.</text:p>
      <text:p text:style-name="P1">diverge, error1&amp;error2 show NaN</text:p>
      <text:p text:style-name="P1"/>
      <text:p text:style-name="P1">02: check if error1&amp;error2 calculated right with error1p, error2p.</text:p>
      <text:p text:style-name="P1">still NaN</text:p>
      <text:p text:style-name="P1"/>
      <text:p text:style-name="P1">03: check which residual error gives NaN. use simple mesh.</text:p>
      <text:p text:style-name="P1">si &amp; cp on the free surface.? check sf&amp;sj on free surface(KBC &amp; accumulation)</text:p>
      <text:p text:style-name="P1">jacobian rows of variable si&amp;cp on the free surface also NaN</text:p>
      <text:p text:style-name="P1">these all happened at the second step, which means the first step solves to strange values which exist only in the surface conditions.</text:p>
      <text:p text:style-name="P1"/>
      <text:p text:style-name="P1">check surface integrals within sf: NaN comes from flux. add a proof for flux: if r&gt;1, report the error.</text:p>
      <text:p text:style-name="P1"/>
      <text:p text:style-name="P1">NaN can be checked by setting debug_NAN=.true.</text:p>
      <text:p text:style-name="P1">change the code to write NaN information in a file "NaN_check", where to pause (in newton_raphson)</text:p>
      <text:p text:style-name="P1"/>
      <text:p text:style-name="P1">dynamics.dat from stepwise graph shows that the drop base extend while the height decrease. not know why this happened, because I predicted the drop to shrink with no base movement.</text:p>
      <text:p text:style-name="P1"/>
      <text:p text:style-name="P1">set u=v=0 to see results: NaN in solution. Jac does not have 0 or NaN rows, but solution goes to NaN. do not understand...</text:p>
      <text:p text:style-name="P1"/>
      <text:p text:style-name="P1">change back to no-simple-mesh, only use one thread, strange. change check_0_in_Jac back to 0, solves it.</text:p>
      <text:p text:style-name="P1"/>
      <text:p text:style-name="P1">real mesh, u=v=0: sol error NaN, Rsi NaN.</text:p>
      <text:p text:style-name="P1">no u=v=0: fist step ok, then r&gt;1.</text:p>
      <text:p text:style-name="P1">realize that all these problems come from the divergent flux condition. set flux to be 1 always. solved it.</text:p>
      <text:p text:style-name="P1"/>
      <text:p text:style-name="P1">no u=v=0, flux=1: drop shape not well mantained. solution oafter first step: rmax=~1.8, mesh overlap</text:p>
      <text:p text:style-name="P1"/>
      <text:p text:style-name="P1">back to all normal conditions, fix contact line, only set cp not to change: converge well.</text:p>
      <text:p text:style-name="P1"/>
      <text:p text:style-name="P1">cancel fixed cp: converge well. so the problem before intern was only with mass conservation. killed.</text:p>
      <text:p text:style-name="P1"/>
      <text:p text:style-name="P1">04 not pinned contact line: diverge. if set cp=0, still diverge. if T=cp=0: still diverge. u=v=0: diverge</text:p>
      <text:p text:style-name="P1"/>
      <text:p text:style-name="P1">05 very large diffusion: Pep=0.00001. killed</text:p>
      <text:p text:style-name="P1"><text:soft-page-break/></text:p>
      <text:p text:style-name="P1">06 Pep=0.01, initial theta=50. finished. </text:p>
      <text:p text:style-name="P1"/>
      <text:p text:style-name="P1">07 with T change. did not change back to divergent flux(04,05,06,07). particle concentration behave well. killed.</text:p>
      <text:p text:style-name="P1"/>
      <text:p text:style-name="P1">08 divergent flux: particle concentration still behave well. killed.</text:p>
      <text:p text:style-name="P1"/>
      <text:p text:style-name="P1">09 with substrate: behave well. dt always the smallest. change to a large smallest dt(10t)(5e-6). finished.</text:p>
      <text:p text:style-name="P1"/>
      <text:p text:style-name="P1">10 large dtmin=1e-5: answer same as 09. killed</text:p>
      <text:p text:style-name="P1"/>
      <text:p text:style-name="P1">11 dtmin=1e-4: stopped somehow</text:p>
      <text:p text:style-name="P1"/>
      <text:p text:style-name="P1">12 restart 11, stopped at timestep12, because more than 11 steps are needed to converge, but still quadratic converge, so it is fine. need to change the maximum steps allowed if using dtmin=1e-4.</text:p>
      <text:p text:style-name="P1"/>
      <text:p text:style-name="P1">13 check if dcp influence dt. 13_1 solve with cp, 13_2 set cp not to change with BC.</text:p>
      <text:p text:style-name="P1">(do not include dcp when calculating truncate error, so that dt is predicted the same as before.)</text:p>
      <text:p text:style-name="P1"/>
      <text:p text:style-name="P1">found that the element number is not the same as before(when cp is not added).</text:p>
      <text:p text:style-name="P1"/>
      <text:p text:style-name="P1">14 change the element numbers to the same as before.</text:p>
      <text:p text:style-name="P1">found that the angle_c_degree is negative for the first mesh change. so added a line in var_cal for angle calculation: for the first time mesh is adjusted, do not calculate angle_c. fixed the bug.</text:p>
      <text:p text:style-name="P1"/>
      <text:p text:style-name="P1">notice that even without solving cp, trunerr still not the same. too large for the new code. use git diff, found that trunerr calculation method changed. change back. now dt is the same.</text:p>
      <text:p text:style-name="P1"/>
      <text:p text:style-name="P1">solved dt-too-small problem. <text:s text:c="2"/>upload to git!</text:p>
      <text:p text:style-name="P1"/>
      <text:p text:style-name="P1">15 no Maran. see if cp is different.</text:p>
      <text:p text:style-name="P1"/>
      <text:p text:style-name="P1">16: try to figure out the mass conservation failure. particle mass exceeds volume*cpmax, so cpintfac is wrong. figured out and fixed the problem: rintfac, cpintfac, etc need to be set 0 within (k,l) loop. this is why cp mass not conserved, and also why drop volume was 26 instead of less than 1. fixed.</text:p>
      <text:p text:style-name="P1"/>
      <text:p text:style-name="P1"/>
      <text:p text:style-name="P1"/>
      <text:p text:style-name="P1">It seems that the Marangoni flow does not have much influence on particel concentration. is Ma very small near the end? If so, concentration is capillary affected.</text:p>
      <text:p text:style-name="P1">17: increase beta to see under what condition does Marangoni flow affect particle concentration. in "parameter", insert "beta0=1000*beta0"</text:p>
      <text:p text:style-name="P1">this lead to sharp jump in the first timestep, may need to damp soln in the first timestep.may need to increase beta little by little.??? not finished. worry about later.</text:p>
      <text:p text:style-name="P1"><text:soft-page-break/></text:p>
      <text:p text:style-name="P1">found that the Pep was set to be very small because of previous debugging process. That is why no difference shows: particle diffuse uniformly instead of affected by flow profile/convection.</text:p>
      <text:p text:style-name="P1"/>
      <text:p text:style-name="P1">results with maximum packing, but wrong BC for packing</text:p>
      <text:p text:style-name="P1"/>
      <text:p text:style-name="P1">pack_condition=NaN was cause by 2^1111, too large</text:p>
      <text:p text:style-name="P1"/>
      <text:p text:style-name="P1">18: dtmin=1e-6, no Marangoni. killed.</text:p>
      <text:p text:style-name="P1"/>
      <text:p text:style-name="P1">19: dtmin=5e-5, no Marangoni. ran 13h.</text:p>
      <text:p text:style-name="P1">20: no include cp when calculating trunerr, no Marangoni</text:p>
      <text:p text:style-name="P1">21: Marangoni</text:p>
      <text:p text:style-name="P1"/>
      <text:p text:style-name="P1">results with no packing</text:p>
      <text:p text:style-name="P1">22: no Marangoni. (not converge at timestep2)resolved: due to BC change but split_sol didn't change.</text:p>
      <text:p text:style-name="P1">Dp=Dp*10, 1um particles.(results in timestep1 presents large cp at the top of the drop, which is wrong, should be the contact line area.)</text:p>
      <text:p text:style-name="P1">mainly accumulate at the contact line.accumulcate alittle at the top, and this affect is more obvious in the very initial stage, and much less later because corner accumulcation is too dominant.</text:p>
      <text:p text:style-name="P1"/>
      <text:p text:style-name="P1"/>
      <text:p text:style-name="P1">23: 100nm particles, no Marangoni. accumulation at the top is too much, always dominant. cp values at the surface and the contact line is ridiculously large</text:p>
      <text:p text:style-name="P1"/>
      <text:p text:style-name="P1">24: Marangoni, 100nm. lost stability, cp chaos.</text:p>
      <text:p text:style-name="P1">[idea]: make temperature and streamlines stable first, set up the stable circulation first; then add partile. this may avoid the chaos due to multicirculation at the initial instable stage.worked!</text:p>
      <text:p text:style-name="P1">25: Marangoni with 1um particles. behaved well except it stopped due to full max packing</text:p>
      <text:p text:style-name="P1">25_1: no packing stop condition. stopped due to "bus error core dumped", not sure what it is, but may be related to being run with elastic. rerun with thunder.???</text:p>
      <text:p text:style-name="P1"/>
      <text:p text:style-name="P1">26: from 90 degree. stopped due to the "cp no change anymore" condition. behaved well before that.</text:p>
      <text:p text:style-name="P1">26_1: run with no cp stop condition. goes to wrong solutions. cp can not be lower than -1. so need to decrease dt by incorporating cp in trun_err.???</text:p>
      <text:p text:style-name="P1"/>
      <text:p text:style-name="P1">27: use [idea]. stopped due to "cp no change anymore". need to rerun</text:p>
      <text:p text:style-name="P1">found that fixed cp BC was not correctly set up before: need to judge if the element is in drop phase first, or Ncp points to other variables maybe for other nodes.</text:p>
      <text:p text:style-name="P1"/>
      <text:p text:style-name="P1">27_1: 100nm particles. numerical instability happened soon. consider putting cp into trun_err.</text:p>
      <text:p text:style-name="P1"/>
      <text:p text:style-name="P1">28: include stagnation location. 1um particle, Marangoni. draw surface cp. numerical instability happened early. graph every step to see?</text:p>
      <text:p text:style-name="P1">29: 100nm, include cp trun_err. instability angle=49.771, this is around the time when dt reaches 1e-6.</text:p>
      <text:p text:style-name="P1">30: 1um, start from 90. instable from the very first timestep for cp.</text:p>
      <text:p text:style-name="P1"><text:soft-page-break/></text:p>
      <text:p text:style-name="P1">31: no substrate. need to comment out size_change_3. not using the initial cp fixed BC. instable right from the start.</text:p>
      <text:p text:style-name="P1"/>
      <text:p text:style-name="P1">32: no substrate 50 degrees. initial mesh change back to size_3. cp&lt;-1 from the very start.</text:p>
      <text:p text:style-name="P1"/>
      <text:p text:style-name="P1">33: dimensionless cp change back to cp/cp0 instead of (cp-cp0)/cp0. cp&lt;0 from the very start.</text:p>
      <text:p text:style-name="P1"/>
      <text:p text:style-name="P1">34: cp l2error, not divided by max value. did not converge. timestep=1, cp goes more and more negative by step. may need smaller initial dt.</text:p>
      <text:p text:style-name="P1"/>
      <text:p text:style-name="P1">35: smaller initial dt 1e-6. still unstable.</text:p>
      <text:p text:style-name="P1"/>
      <text:p text:style-name="P1">cp change after flow stable, but changed the stability criteria. initial dt back to 1e-5. graph everystep to see, graph_mode change to 1 after stability is setup. <text:s text:c="2"/>graph subroutine is wrong, when graph_mode change to 1, not restart writing dynamics.dat</text:p>
      <text:p text:style-name="P1"/>
      <text:p text:style-name="P1">36 change graph subroutine to solve the above problem. graph subroutine is good now.</text:p>
      <text:p text:style-name="P1">but, dt when cp starts to be solved is too large may be the reason to cause instabality. set back to 1e-6 when starting to solve cp.</text:p>
      <text:p text:style-name="P1"/>
      <text:p text:style-name="P1">37: dt is set back to 1e-6 when starting to solve cp, and treat as just start calculating in prediction subroutine. not converge</text:p>
      <text:p text:style-name="P1"/>
      <text:p text:style-name="P1">38: dt=1e-7. need smaller dt</text:p>
      <text:p text:style-name="P1"/>
      <text:p text:style-name="P1">39: dt=1e-8. need smaller dt</text:p>
      <text:p text:style-name="P1"/>
      <text:p text:style-name="P1">40: dt=1e-9, graph_mode always 0. dt is still too big</text:p>
      <text:p text:style-name="P1"/>
      <text:p text:style-name="P1">------------------used wrong Pe: too large, it is for 100um particles---------</text:p>
      <text:p text:style-name="P1"/>
      <text:p text:style-name="P1"/>
      <text:p text:style-name="P95">41: dt=1e-5, start cp right away(init_stability=1), Dp=1nm. behave well. killed</text:p>
      <text:p text:style-name="P1">41_1: not include cp in trunerr. still need to analyze the resultsbehave well. <text:span text:style-name="T1">maybe compare with 41_2 on the surface cp to see how much difference are there.</text:span></text:p>
      <text:p text:style-name="P1"/>
      <text:p text:style-name="P2"><text:span text:style-name="T4">41_2</text:span>: dt=1e-5, start cp right away(init_stability=1), Dp=1nm. behaved well till 5.236, dt not always small, as large as 1e-4 when angle (16,47).</text:p>
      <text:p text:style-name="P1"/>
      <text:p text:style-name="P1">42: Dp=10nm. may be unstable, cp lower than 0.99 emerged at angle=49.921. killed</text:p>
      <text:p text:style-name="P1"/>
      <text:p text:style-name="P1">43: Dp=100nm. unstable because dtmin is still too big for 100nm particles. killed.</text:p>
      <text:p text:style-name="P1"/>
      <text:p text:style-name="P1">44: no Marangoni, trunerr not include cp, 100nm particle. behaved well except cp at the surface and the contact line is too high, not physical.</text:p>
      <text:p text:style-name="P1"><text:soft-page-break/></text:p>
      <text:p text:style-name="P1"><text:span text:style-name="T4">45</text:span>: no Marangoni, trunerr include cp, 1nm. <text:span text:style-name="T3">Got results</text:span></text:p>
      <text:p text:style-name="P1"/>
      <text:p text:style-name="P1">46: Marangoni, 100nm, trunerr include cp, start cp after profile stable.? start cp with FTS of 1e-5 is too large, diverge. next, try a smaller FTS.</text:p>
      <text:p text:style-name="P1">46_2: FTS 1e-7. still diverge.</text:p>
      <text:p text:style-name="P1"/>
      <text:p text:style-name="P1">---------------------------use no substrate to get quicker results-------------</text:p>
      <text:p text:style-name="P1"/>
      <text:p text:style-name="P1">47: Marangoni, 1nm, add substrate, trunerr include cp, start cp after profile stable. did not converge once cp was solved. If this even failed, the problem with 46 may not be dtmin. <text:span text:style-name="T1">Need to figure out why this failed. </text:span><text:span text:style-name="T2">May help with 46.</text:span></text:p>
      <text:p text:style-name="P1"/>
      <text:p text:style-name="P97"><text:span text:style-name="T4">48</text:span>: Marangoni with substrate, 1nm, start cp right away<text:span text:style-name="T6">(this is done by setting init_stability to 1 in initialization)</text:span>. <text:span text:style-name="T10">Got results.</text:span></text:p>
      <text:p text:style-name="P97"/>
      <text:p text:style-name="P98">49: more elements for 10nm, no substrate, dtmin=1e-8. <text:span text:style-name="T8">As low as dt=6e-7, very slow. Killed at angle 49.81. should be the same as 51(same condition except mesh).</text:span></text:p>
      <text:p text:style-name="P98"/>
      <text:p text:style-name="P98"><text:span text:style-name="T4">50:</text:span> no Marangoni, 10nm. <text:span text:style-name="T9">Stopped at angle 7.5.</text:span></text:p>
      <text:p text:style-name="P96"/>
      <text:p text:style-name="P99"><text:span text:style-name="T7">51</text:span>: <text:span text:style-name="T11">10nm, Marangoni, no substrate, NEL=15; try with fsize change to make elements more concentrated to the free surface, see if dt decrease; also, plot normalized cp_surface. [1] solved overnight(more than 12h), converge still at angle 6.15.</text:span></text:p>
      <text:p text:style-name="P99"/>
      <text:p text:style-name="P100"><text:span text:style-name="T4">52</text:span>: 10nm, Marangoni, substrate, NEL backto 8, make mesh accumulate to free surface more. <text:span text:style-name="T11">dt is even bigger than 51, so do not need 51 any more: dt small, each step takes twice solving time, so too slow. converged till angle 6.004. </text:span><text:span text:style-name="T20">at first when stability was not reached, cp&lt;0.99 also happened.</text:span></text:p>
      <text:p text:style-name="P100"/>
      <text:p text:style-name="P101">53: same with 52 except 100nm. <text:s/><text:span text:style-name="T12">diverged at angle 48.98.</text:span></text:p>
      <text:p text:style-name="P103"/>
      <text:p text:style-name="P102">Oh my god! I've been calculating with uniform flux all the time!!! Need to rerun everything. <text:span text:style-name="T19">This may help with convergence: with uniflux, cp at the surface is too high (the surface where r=0 is even more higher), can cause divergence; with physical flux, cp is high at the CL, this also happened for no_Maran, so may not be a problem.</text:span> <text:span text:style-name="T14">I saw that there was no capillary-induced stagnation point in 52, so found out.</text:span></text:p>
      <text:p text:style-name="P1"/>
      <text:p text:style-name="P1"/>
      <text:p text:style-name="P3">54: normal conditions with 100nm.<text:span text:style-name="T13"> totally diverged.</text:span></text:p>
      <text:p text:style-name="P3"/>
      <text:p text:style-name="P4">55: 100nm, no Marangoni. <text:s/><text:span text:style-name="T15">stopped at angle 43.38, cp at CL&amp;surface got too high, especially at CL: 6e4. Cp=130 emerged first at angle 49.1.</text:span></text:p>
      <text:p text:style-name="P4"/>
      <text:p text:style-name="P4"><text:span text:style-name="T4">56</text:span>: 10nm, <text:span text:style-name="T16">no </text:span>Maran. <text:span text:style-name="T5">Tells us when maximum packing is reached</text:span><text:span text:style-name="T16">. Cp=130 emerged first at angle 37.</text:span></text:p>
      <text:p text:style-name="P4"/>
      <text:p text:style-name="P6">57: 10nm, Marangoni. <text:span text:style-name="T13">stopped at angle 13 due to precision (diverge and then converge when repeating </text:span><text:soft-page-break/><text:span text:style-name="T13">for many times, so I want to change the flag.)</text:span></text:p>
      <text:p text:style-name="P5"/>
      <text:p text:style-name="P9"><text:span text:style-name="T4">58:</text:span> 1nm, no Maran. <text:span text:style-name="T22">Converged till angle 6.5.</text:span></text:p>
      <text:p text:style-name="P9"/>
      <text:p text:style-name="P7">5<text:span text:style-name="T18">9</text:span>: 1nm, Marangoni, substrate.<text:span text:style-name="T21"> killed. See 59_2</text:span></text:p>
      <text:p text:style-name="P11">59_2: <text:span text:style-name="T17">1nm, Marangoni, substrate. </text:span><text:s/><text:span text:style-name="T25">got results. Stopped at angle 7.8 because ”too many files open”, so it could have been continuing.</text:span></text:p>
      <text:p text:style-name="P7"/>
      <text:p text:style-name="P12">change graph to plot cp_normalized. <text:span text:style-name="T23">run to check. Work well.</text:span></text:p>
      <text:p text:style-name="P5"/>
      <text:p text:style-name="P13">60: 100nm, Marangoni, NEL15, <text:span text:style-name="T24">no substrate. <text:s/>stopped because of “too many files open”(code error). </text:span><text:span text:style-name="T26">Still need to organize the dynamics.dat to see what happened before stop.</text:span></text:p>
      <text:p text:style-name="P13"/>
      <text:p text:style-name="P14">some simulation diverge and then converge.</text:p>
      <text:p text:style-name="P14">change diverge flag so that if the repeated timestep converges, continue to next timestep.</text:p>
      <text:p text:style-name="P8"/>
      <text:p text:style-name="P15">Rerun 1nm, 10nm, M, nM</text:p>
      <text:p text:style-name="P15"/>
      <text:p text:style-name="P15"/>
      <text:p text:style-name="P16">61: 1nm, no Maran.<text:span text:style-name="T27">[1]</text:span></text:p>
      <text:p text:style-name="P16"/>
      <text:p text:style-name="P18">62: 10nm, noMaran. [4]</text:p>
      <text:p text:style-name="P18"/>
      <text:p text:style-name="P18">63: 1nm, Maran. [2] <text:s text:c="3"/><text:span text:style-name="T29">found that a timestep diverge and then converge when recalculating. I let the program to go to the next timestep if this happens. But the program paused because: during recalculation, graph every step, this setting lead to pause. Need to go back to the mode of not plotting for every timestep.</text:span></text:p>
      <text:p text:style-name="P18"/>
      <text:p text:style-name="P18">64: 10nm, Maran. [3]</text:p>
      <text:p text:style-name="P15"/>
      <text:p text:style-name="P8"/>
      <text:p text:style-name="P17">if 100nm wont work, increase the humidity to reduce evaporation speed.</text:p>
      <text:p text:style-name="P17"/>
      <text:p text:style-name="P10">then compare if the time to reach maximum packing is postponed with Marangoni</text:p>
      <text:p text:style-name="P10"/>
      <text:p text:style-name="P5"/>
      <text:p text:style-name="P19">65: 10nm, no Maran, radial_cp_accumulation, <text:span text:style-name="T28">start cal from angle 33 </text:span></text:p>
      <text:p text:style-name="P21">65_1: restart without pause after radial_acc_cal. <text:s text:c="2"/><text:span text:style-name="T30">Calculated to less than 9 angle.</text:span></text:p>
      <text:p text:style-name="P22">65_2: more precision near the CL for radial_acc_cal. <text:s text:c="2"/><text:span text:style-name="T31">Paused because si&lt;-0.1. no useful data.</text:span></text:p>
      <text:p text:style-name="P22"><text:span text:style-name="T31">65_3: still carry on if si,eta is out of (0,1) range.</text:span> <text:span text:style-name="T33">Stopped because near the CL, z_surf is greater than the element domain boundary.</text:span></text:p>
      <text:p text:style-name="P24">65_4: use cp_lower*dz to represent accumulation <text:span text:style-name="T34">near the CL. <text:s text:c="2"/>[2]</text:span></text:p>
      <text:p text:style-name="P24"/>
      <text:p text:style-name="P20">66: 10nm, Maran, radial_cp_accumulation, start cal from angle 16 <text:s text:c="3"/></text:p>
      <text:p text:style-name="P23">66_1: more precision. <text:span text:style-name="T32">Start cal from angle 33. <text:s text:c="3"/>[1]</text:span></text:p>
      <text:p text:style-name="P1"/>
      <text:p text:style-name="P46"><text:soft-page-break/>Till now:</text:p>
      <text:p text:style-name="P46">Marangoni or not; particle needs to be smaller than 100nm: 10nm &amp; 1nm work; radial distribution can be calculated, and the calculation can start from a certain angle.</text:p>
      <text:p text:style-name="P1"/>
      <text:p text:style-name="P25">To facilitate future debugging &amp; comparison, make code work without solving T.</text:p>
      <text:p text:style-name="P25">no_Maran=1 means no Marangoni stress. Under this condition, T does not need solving.</text:p>
      <text:p text:style-name="P27"/>
      <text:p text:style-name="P1"/>
      <text:p text:style-name="P26">Next: all sentences containing NT needs changing.</text:p>
      <text:p text:style-name="P1"/>
      <text:p text:style-name="P1"/>
      <text:p text:style-name="P28">67: solve with no T variable. <text:s/><text:span text:style-name="T35">The code to solve with no T works! But there seems to be problem about the trun_err, because the timestep is always small, not consistent with the previous calculated value.</text:span></text:p>
      <text:p text:style-name="P29">67_1: change prediction subroutine to include no_Maran condition for NTs as well. <text:span text:style-name="T36">Worked. BTW, changed other subroutines containing NTs.</text:span></text:p>
      <text:p text:style-name="P29"/>
      <text:p text:style-name="P29"/>
      <text:p text:style-name="P30">68: Resisp. </text:p>
      <text:p text:style-name="P31">sol_error of cp for node 1&amp;4 does not converge, which means the equations at close packing is not accurate. So this comes from Resisp. <text:span text:style-name="T37">Use smoother function. </text:span></text:p>
      <text:p text:style-name="P32">68_1: smoother function leads to quadratcia convergence. But mass is not conserved. So need to change the equations.</text:p>
      <text:p text:style-name="P32"/>
      <text:p text:style-name="P32">69: update equations to include grad(R). </text:p>
      <text:p text:style-name="P34">surface dRmi/drj is it because VI not excluded? <text:span text:style-name="T38">Or just SI is not correctly defined? <text:s/>Rsi_SI (KBC) was not even correctly defined: flux is also a function of r. Need to check if this has effects on stagnation location results!!!</text:span></text:p>
      <text:p text:style-name="P35"/>
      <text:p text:style-name="P36">confirm the results of jacobian_check.</text:p>
      <text:p text:style-name="P36">go back to no-Resisp version, see the results of jacobian_check.</text:p>
      <text:p text:style-name="P37">Same: with no_Resisp, <text:span text:style-name="T39">d(Rm_VI)i/drj </text:span>&amp; <text:span text:style-name="T39">d(Rm_VI)i/dzj </text:span>still shows error when TOL is as small as 1e-7</text:p>
      <text:p text:style-name="P30"/>
      <text:p text:style-name="P30"/>
      <text:p text:style-name="P38">70: use Resisp for convective terms, not for diffusion terms. <text:s text:c="3"/><text:span text:style-name="T40">Converged. Used Resisp = 1</text:span></text:p>
      <text:p text:style-name="P47">Particle mass increase.(but not big, increase speed is the same as before 65_4)</text:p>
      <text:p text:style-name="P39">70_1: <text:span text:style-name="T41">smooth</text:span> Resisp: <text:span text:style-name="T42">steepness 8e1, drop_location 0.999. mass loss. Results similar to 70_2</text:span></text:p>
      <text:p text:style-name="P40">70_2: real Resisp: <text:span text:style-name="T42">steepness <text:s/>8e3 1e3 5e2 not converging; 1e2 converges. Mass loss when maximum packing reaches.</text:span></text:p>
      <text:p text:style-name="P41"><text:span text:style-name="T43">(</text:span>70_3: check again <text:span text:style-name="T41">smooth Resisp: steepness 8e1, drop_location 0.99</text:span>8. <text:span text:style-name="T43">since 1e2 works, do not need to check, stopped the sim.)</text:span></text:p>
      <text:p text:style-name="P42"><text:span text:style-name="T46">(</text:span>70_3: steepness 2e2: not converge at step 78.<text:span text:style-name="T46">)</text:span></text:p>
      <text:p text:style-name="P44">70_4: <text:span text:style-name="T45">when above cp_pack, Resisp behaves the same as cp_pack. Diverge at step 19. this Resisp does not work. Revert back to the original Resisp.</text:span></text:p>
      <text:p text:style-name="P44"/>
      <text:p text:style-name="P45">Realized that the mass conservation is due to wrong BC. Resisp cannot be applied to the whole Jevap term.</text:p>
      <text:p text:style-name="P42"><text:soft-page-break/></text:p>
      <text:p text:style-name="P42">71: smooth Resisp with Marangoni. <text:span text:style-name="T44">Stopped at angle 38.89. particle mass behavior is the same as 66_1 before divergence: maximum packing effect very small yet.</text:span></text:p>
      <text:p text:style-name="P43">CL node cp 2.02. the divergence may be related to cp exceed cp_pack. So when above cp_pack, Resisp behaves the same as cp_pack</text:p>
      <text:p text:style-name="P43">71_1: Resisp no change above cp_pack. <text:span text:style-name="T47">Stopeed at angle 40.2</text:span></text:p>
      <text:p text:style-name="P30"/>
      <text:p text:style-name="P48">72: changed BC of Rm. <text:span text:style-name="T48">Mass is conserved. 0.125-0.123.</text:span></text:p>
      <text:p text:style-name="P48"/>
      <text:p text:style-name="P49">73: Marangoni on: stopped converging at angle 37.46.</text:p>
      <text:p text:style-name="P49"/>
      <text:p text:style-name="P49">74: <text:span text:style-name="T49">Marangoni off, cp_pack=20: </text:span>stopped converging at angle 33.48.</text:p>
      <text:p text:style-name="P50">75: <text:span text:style-name="T49">cp_pack=100: stopped converging at angle 36.</text:span></text:p>
      <text:p text:style-name="P30"/>
      <text:p text:style-name="P30"/>
      <text:p text:style-name="P30">------------------------------------<text:span text:style-name="T75">not doing Ressisp, but to fix by element--------------------------------</text:span></text:p>
      <text:p text:style-name="P51">76: check if revert successfully back to before Resisp: <text:s text:c="3"/><text:span text:style-name="T51">good</text:span></text:p>
      <text:p text:style-name="P51">76_1: check with Marangoni: <text:span text:style-name="T51">good.</text:span></text:p>
      <text:p text:style-name="P51"/>
      <text:p text:style-name="P52">data file particle mass, write angle_c in degrees.</text:p>
      <text:p text:style-name="P52"/>
      <text:p text:style-name="P55">77: macimum packing fix element-wise. <text:s/><text:span text:style-name="T52">dt too small 10e-8</text:span></text:p>
      <text:p text:style-name="P56">77_1: minimum dt 1e-6. <text:span text:style-name="T53">Stopped because 77_2 seemed fine.</text:span></text:p>
      <text:p text:style-name="P57">77_2: <text:span text:style-name="T50">minimum dt 1e-</text:span>5<text:span text:style-name="T50">. Stopped to recalculate from Thunder. Did not save all data due to insufficient space. See 78. <text:s text:c="2"/>it seemed that the nodes still move with maximum packing???</text:span></text:p>
      <text:p text:style-name="P58">78: same with 77_2, <text:span text:style-name="T54">do not graph every timestep, graph every 50 steps</text:span>. <text:s/><text:span text:style-name="T55">velocity profile was affected near the packing. Packing behavior was not physical. Diverged at angle 48.2.</text:span></text:p>
      <text:p text:style-name="P60">78_1: 1e-6, graph every 500 steps. <text:s/><text:span text:style-name="T56">Stopped due to insufficient space. velocity profile was affected.</text:span></text:p>
      <text:p text:style-name="P59"/>
      <text:p text:style-name="P61">79: only fix cp at the packing region. </text:p>
      <text:p text:style-name="P62">The cp in the packin gboundary node increase very slowly. I think it's because the boundary node cp is fixed and cannot go up, which is the los<text:span text:style-name="T57">s</text:span> of mass since accumulation happens on the node.</text:p>
      <text:p text:style-name="P64"/>
      <text:p text:style-name="P65">Lc changed to 2e-3</text:p>
      <text:p text:style-name="P65"/>
      <text:p text:style-name="P63">80: not fix boundary nodes. <text:span text:style-name="T58">BcpackingE&amp;N need to be initialized to 0 for every timestep, didn't do before![1] particle increases.</text:span></text:p>
      <text:p text:style-name="P66">81: not fix cp for any node <text:span text:style-name="T59">in split_sol</text:span>.<text:span text:style-name="T60">[2]</text:span></text:p>
      <text:p text:style-name="P66"/>
      <text:p text:style-name="P68">noticed that cp change a lot in the packing region. Need to make sure if dcp=0 is imposed or not. <text:span text:style-name="T62">It was imposed. The problem is that if we assume the surface not fixed, then accumulation due to surface moving still increase cp.</text:span></text:p>
      <text:p text:style-name="P69">No cp of node 9 decreased.</text:p>
      <text:p text:style-name="P69"/>
      <text:p text:style-name="P70">Corrected JacWhole a little bit during debugging.</text:p>
      <text:p text:style-name="P70"/>
      <text:p text:style-name="P71"><text:soft-page-break/>Why was cp, r, z not fixed in the packi<text:span text:style-name="T63">n</text:span>g region?!!!</text:p>
      <text:p text:style-name="P66"/>
      <text:p text:style-name="P72">81: check if check NaN is correct: Newton_interation, if error NaN, check_0=1. check what happens if I fix cp for certain nodes after timestep 5.</text:p>
      <text:p text:style-name="P72"/>
      <text:p text:style-name="P73">cp can be fixed </text:p>
      <text:p text:style-name="P73">from the very start with uniform intiial values or gradience</text:p>
      <text:p text:style-name="P73">for the first 1000 nodes, but then go to NaN after a while.</text:p>
      <text:p text:style-name="P73">NaN if start from gradience 1+r, and only fix parts</text:p>
      <text:p text:style-name="P73">but work if start from 1-r, only fix parts, <text:span text:style-name="T64">give NaN at timestep 41.</text:span></text:p>
      <text:p text:style-name="P75">81_1: fix first 1000 nodes after 5 timesteps, <text:span text:style-name="T65">initial cp=1</text:span></text:p>
      <text:p text:style-name="P76">81_2: fix first 10000 nodes after 5 timesteps, initial cp=1-r</text:p>
      <text:p text:style-name="P73"/>
      <text:p text:style-name="P74">So we cannot just give random conditions and fix arbitrary nodes.</text:p>
      <text:p text:style-name="P74"/>
      <text:p text:style-name="P74">I think we still need to fix the cps in split_sol. Just do not use cp_pack, use their last value. When using cp_pack, we are increasing the cp values, thus resulting in mass increase.!!!</text:p>
      <text:p text:style-name="P74"/>
      <text:p text:style-name="P77">It may also be related to prediction. If predicted sol is far away from 0, we may end up going to the wrong solution. →<text:span text:style-name="T66"> If packing is imposed in split_sol, then solpred was set to cp_pack, because split_sol was executed right after solpred defining.</text:span></text:p>
      <text:p text:style-name="P78">split_sol was executed for prediction, after every newton iteration, at the end of this timestep.</text:p>
      <text:p text:style-name="P82">Previously, dt was very small because trunerr was large, which came from the wrong solpred of packing. So do not include packing part into trunerr calculation.</text:p>
      <text:p text:style-name="P82"/>
      <text:p text:style-name="P79">81: packing 1.3, see if packing strategy is better: if particle mass is conserved. <text:span text:style-name="T67">Yes.</text:span></text:p>
      <text:p text:style-name="P80">81_0: packing 2.0. see.</text:p>
      <text:p text:style-name="P84">81_0_1: updated trunerr calculation. See if dt was increased. <text:span text:style-name="T69">Increase a little bit, not much difference, so killed. See dt comparison in folder 81_0 as the graph.</text:span></text:p>
      <text:p text:style-name="P72"/>
      <text:p text:style-name="P66"/>
      <text:p text:style-name="P67">82: cp_pack=30. <text:span text:style-name="T61">Fix in split_sol. [3] particle increases a lot after packing.</text:span></text:p>
      <text:p text:style-name="P67"/>
      <text:p text:style-name="P79">82_1: same condition, improved cp_packing strategy.[2] <text:span text:style-name="T70">particle decreases a lot... I think this may be cause by not fixing radial accumulation.</text:span></text:p>
      <text:p text:style-name="P85">Check: set a bantoumo boundary and see how accumulation on the bantoumo acts. The bantoumo is on a certain column#. <text:s/>Or from 64+16*n+1 to 64+16*(n+1) elements, the left side. <text:span text:style-name="T71">Comment out packing condition to do this.</text:span></text:p>
      <text:p text:style-name="P79"/>
      <text:p text:style-name="P86">I just realized that I was not supposed to fix cp in the packin gregion. That will only cause mass loss in that region, because of the disfunction of surface accumulation.</text:p>
      <text:p text:style-name="P86">(But this is nort sufficient to account for the large mass loss and the fact that the packing regin won't grow fast.)</text:p>
      <text:p text:style-name="P86">I should just set a boundary saying particles do not come across. And then <text:span text:style-name="T1">let the particles do their own business on each side of the wall</text:span>. So <text:span text:style-name="T1">let's first set a fixed wall</text:span>, and if that worked, we'll later use the moving wall based on the packing <text:span text:style-name="T72">(need to change var_cal, split_sol, BC)</text:span>.</text:p>
      <text:p text:style-name="P79"><text:soft-page-break/></text:p>
      <text:p text:style-name="P79"/>
      <text:p text:style-name="P79"/>
      <text:p text:style-name="P79"/>
      <text:p text:style-name="P87">From now on: doing the semipermeable case!</text:p>
      <text:p text:style-name="P87"/>
      <text:p text:style-name="P87">Only did BC from the left side. <text:s/>--&gt; in packing, only do from left side too.</text:p>
      <text:p text:style-name="P87">Found a debugging sentence at the end of si_SI. Need to delete when going back to packing project.</text:p>
      <text:p text:style-name="P89">Packing region BC <text:span text:style-name="T73">&amp; splits_sol </text:span>need to add if(s_mode.eq.0).</text:p>
      <text:p text:style-name="P87"/>
      <text:p text:style-name="P88">84: semipermeable project. <text:s/><text:span text:style-name="T74">[1]</text:span></text:p>
      <text:p text:style-name="P79"/>
      <text:p text:style-name="P90">Still need to debug. Not converging. See terminal for jacobian_check results. Errors for all BcwallE. <text:span text:style-name="T74">This came from sideN not assigned. Use sideN=1 is OK.</text:span></text:p>
      <text:p text:style-name="P90"/>
      <text:p text:style-name="P91">Put semipermeable wall before or after free surface particle accumulation seem no difference for secand method, not sure if they are different for results or particle mass.</text:p>
      <text:p text:style-name="P91"/>
      <text:p text:style-name="P91"/>
      <text:p text:style-name="P92">84_1: <text:s/><text:span text:style-name="T76">wall BC with vs(node moving).</text:span> <text:s text:c="2"/>[1 ]</text:p>
      <text:p text:style-name="P93">84_2: wall BC before accumulation BC. <text:span text:style-name="T78">[2]</text:span></text:p>
      <text:p text:style-name="P94">84_3: wall BC together with accumulation [3] <text:span text:style-name="T79">NaN happened. Need to check why. Changed to simple mesh. Simple mesh gives no NaN. Need to figure out why.</text:span></text:p>
      <text:p text:style-name="P91"/>
      <text:p text:style-name="P91"/>
      <text:p text:style-name="P91"/>
      <text:p text:style-name="P91"/>
      <text:p text:style-name="P91">85: packing project, see if m2=particle_left+particle_packing is conserved. <text:s text:c="3"/><text:span text:style-name="T77">No.</text:span></text:p>
      <text:p text:style-name="P79"/>
      <text:p text:style-name="P79"/>
      <text:p text:style-name="P79"/>
      <text:p text:style-name="P79"/>
      <text:p text:style-name="P81">83: fix r&amp;z as well, cp_pack=<text:span text:style-name="T68">2</text:span></text:p>
      <text:p text:style-name="P83">dt was too small, came from u&amp;v, because at packing region, flow profile was wrecked.</text:p>
      <text:p text:style-name="P83">How to fix: do not fix r&amp;z, still solve flow as before, but store particle radial mass in the packing region to preserve mass.</text:p>
      <text:p text:style-name="P81"/>
      <text:p text:style-name="P79"/>
      <text:p text:style-name="P79"/>
      <text:p text:style-name="P53"/>
      <text:p text:style-name="P54">In the future, for preciseness, may need to change Rm on the surface to u,v determined instead of J, because if packing happen on the surface, SI need to be added both by packing &amp; accumulation, viz. VI + SIpacking + Siaccum.</text:p>
      <text:p text:style-name="P52"/>
      <text:p text:style-name="P51"/>
      <text:p text:style-name="P51"/>
      <text:p text:style-name="P28"><text:soft-page-break/></text:p>
      <text:p text:style-name="P28"/>
      <text:p text:style-name="P33">I found the definition of Jp_r_right is problematic in values_in_sj. Also, the application of Rt_SI &amp; Rm_SI on the CL node is problematic.!??????!</text:p>
      <text:p text:style-name="P28"/>
      <text:p text:style-name="P1"/>
      <text:p text:style-name="P1"/>
      <text:p text:style-name="P1"/>
      <text:p text:style-name="P1">maximum packing condition: the particle mass was not conserved.need to change BC for maximum packing boundary.not done???</text:p>
      <text:p text:style-name="P1"/>
      <text:p text:style-name="P1"/>
      <text:p text:style-name="P1"/>
      <text:p text:style-name="P1"/>
      <text:p text:style-name="P1"/>
      <text:p text:style-name="P105">86: check if master works. <text:span text:style-name="T80">Yas!</text:span></text:p>
      <text:p text:style-name="P105"/>
      <text:p text:style-name="P106">87: set Ma number. Split no_Maran into Maran_<text:span text:style-name="T81">flow</text:span> &amp; solve_T. <text:span text:style-name="T82">Results same as 86.</text:span></text:p>
      <text:p text:style-name="P106"/>
      <text:p text:style-name="P107">88: use Ma number: MaN.</text:p>
      <text:p text:style-name="P109">88_1: first check fixed_Ma=0</text:p>
      <text:p text:style-name="P110">88_2: then fixed_Ma=1 <text:s/><text:span text:style-name="T83">[3] multi-circulation at r=0.92, but seem to be fading away.</text:span></text:p>
      <text:p text:style-name="P111">88_3: use a opposite sign of MaN: <text:span text:style-name="T84">still multi-circulation at r=0.92. Found out that that was initial instability. After angle=49, timestep was larger, and multi-circulation faded away. Single circulation after angle=43. a problem with radial_accum?</text:span></text:p>
      <text:p text:style-name="P112">88_4: check the problem with radial_accum: <text:span text:style-name="T84"><text:s/>This was because z_surf was not correctly given.!!</text:span></text:p>
      <text:p text:style-name="P114">88_5: check to see if I can ignore the transient terms: <text:span text:style-name="T85">results same, still has multi-circulation at the start.</text:span></text:p>
      <text:p text:style-name="P115">88_6: set trans=0 &amp; inertia=0: <text:span text:style-name="T86"><text:s/>still initial multi-circulation.</text:span></text:p>
      <text:p text:style-name="P108"/>
      <text:p text:style-name="P1"/>
      <text:p text:style-name="P1"/>
      <text:p text:style-name="P113"><text:span text:style-name="T87">89: </text:span>give the option of solving cp or not.</text:p>
      <text:p text:style-name="P119">89_1: solve_cp=1 <text:span text:style-name="T88">compare with 88_6 to see if exactly the same. Yas!</text:span></text:p>
      <text:p text:style-name="P120">89_2: solve_cp=0. <text:span text:style-name="T89">It finished real fast!!</text:span></text:p>
      <text:p text:style-name="P121">89_3: write psol in dynamics.dat</text:p>
      <text:p text:style-name="P113"/>
      <text:p text:style-name="P117">Is init_stability used for cp?</text:p>
      <text:p text:style-name="P118">I need to change KBC for trans=0 !!</text:p>
      <text:p text:style-name="P113"/>
      <text:p text:style-name="P1"/>
      <text:p text:style-name="P116">I can run 3 simulations: 1 full 2 no tran 3 no inertia. Compare stagnation point locations to see their influences.</text:p>
      <text:p text:style-name="P1"/>
      <text:p text:style-name="P1"/>
      <text:p text:style-name="P1">figure out a method to observe the difference between plug flow and Marangoni flow results. <text:soft-page-break/>Difficulties:</text:p>
      <text:p text:style-name="P1">1. hard to find a same contact angle. therefore, a fixed dt is necessary. figure out appropriate fixed dt: observe the dt used in adaptive timestep method. find an average value for each simulation. make capillary simulation several times of Marangoni simulation.???</text:p>
      <text:p text:style-name="P1">2. a value to quantatively compare particle distribution. surface concentration, S-L interface concentration, radial mass (how to calculate?) </text:p>
      <text:p text:style-name="P1"/>
      <text:p text:style-name="P1"/>
      <text:p text:style-name="P1"/>
      <text:p text:style-name="P1"/>
      <text:p text:style-name="P1"/>
      <text:p text:style-name="P1">If Re very small, no need to incorporate inertia.</text:p>
      <text:p text:style-name="P1">include Ma in the parameter value. Gives the idea of real Re, which is origianl Re*M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hui Wang</meta:initial-creator>
    <meta:creation-date>2018-10-11T17:13:17.038779435</meta:creation-date>
    <dc:date>2019-05-30T16:32:07.937958546</dc:date>
    <dc:creator>Lihui Wang</dc:creator>
    <meta:editing-duration>P33DT16H42M25S</meta:editing-duration>
    <meta:editing-cycles>166</meta:editing-cycles>
    <meta:generator>LibreOffice/4.3.7.2$Linux_X86_64 LibreOffice_project/430$Build-2</meta:generator>
    <meta:document-statistic meta:table-count="0" meta:image-count="0" meta:object-count="0" meta:page-count="12" meta:paragraph-count="233" meta:word-count="3826" meta:character-count="22890" meta:non-whitespace-character-count="19243"/>
  </office:meta>
</office:document-meta>
</file>